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84.75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default-cell-style-name="ce255"/>
        <table:table-column table:style-name="co36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6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7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" office:value-type="currency" office:currency="ARS" office:value="27491.02" calcext:value-type="currency">
            <text:p>$27.49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+[.C75]" office:value-type="currency" office:currency="ARS" office:value="30401.36" calcext:value-type="currency">
            <text:p>$30.401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257" table:formula="of:=SUM([.H6:.H8])" office:value-type="currency" office:currency="ARS" office:value="88349.47" calcext:value-type="currency">
            <text:p>$88.349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58" table:formula="of:=+[.C83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7]+[.C78]-[.D7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9]+[.C80]-[.D8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7]+[.C81]-[.D8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81]+[.C82]-[.D8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82])" office:value-type="currency" office:currency="ARS" office:value="88349.47" calcext:value-type="currency">
            <text:p>$88.349,47</text:p>
          </table:table-cell>
          <table:table-cell table:style-name="ce257" table:formula="of:=SUM([.D3:.D82])" office:value-type="currency" office:currency="ARS" office:value="88349.47" calcext:value-type="currency">
            <text:p>$88.349,47</text:p>
          </table:table-cell>
          <table:table-cell table:style-name="Default"/>
          <table:table-cell table:number-columns-repeated="6"/>
          <table:table-cell table:style-name="ce258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83]" office:value-type="currency" office:currency="ARS" office:value="11650.53" calcext:value-type="currency">
            <text:p>$11.6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3:13:38.889716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5T13:15:22.580324134</dc:date>
    <meta:editing-duration>PT16H14M5S</meta:editing-duration>
    <meta:editing-cycles>313</meta:editing-cycles>
    <meta:generator>LibreOffice/5.1.4.2$Linux_X86_64 LibreOffice_project/10m0$Build-2</meta:generator>
    <meta:document-statistic meta:table-count="10" meta:cell-count="1550" meta:object-count="0"/>
  </office:meta>
</office:document-meta>
</file>